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fo:min-height="21.00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paragraph-properties fo:margin-left="0cm" fo:margin-right="0cm" fo:text-indent="0cm"/>
      <style:text-properties fo:color="#ffffff" style:font-name="Times New Roman" fo:font-size="72pt" fo:font-weight="bold"/>
    </style:style>
    <style:style style:name="T1" style:family="text">
      <style:text-properties fo:color="#ffffff" style:font-name="Times New Roman" fo:font-size="60pt" fo:font-weight="bold"/>
    </style:style>
    <style:style style:name="T2" style:family="text">
      <style:text-properties fo:color="#ffffff" style:font-name="Times New Roman" fo:font-size="60pt" style:text-underline-style="solid" style:text-underline-width="auto" style:text-underline-color="font-color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1. O Stwo</text:span><text:span text:style-name="T2">rzy</text:span><text:span text:style-name="T1">ciel</text:span><text:span text:style-name="T2">u</text:span><text:span text:style-name="T1"><text:line-break/></text:span><text:span text:style-name="T1">Duchu, przyjdź</text:span><text:span text:style-name="T1"><text:line-break/></text:span><text:span text:style-name="T1">nawiedź dusz wiern</text:span><text:span text:style-name="T2">ych</text:span><text:span text:style-name="T1"><text:line-break/></text:span><text:span text:style-name="T1">Tobie krąg.</text:span><text:span text:style-name="T1"><text:line-break/></text:span><text:span text:style-name="T1">Nie</text:span><text:span text:style-name="T2">bie</text:span><text:span text:style-name="T1">ską </text:span><text:span text:style-name="T2">ła</text:span><text:span text:style-name="T1">skę zesłać racz</text:span><text:span text:style-name="T1"><text:line-break/></text:span><text:span text:style-name="T2">se</text:span><text:span text:style-name="T1">rcom, </text:span><text:span text:style-name="T2">co</text:span><text:span text:style-name="T1"><text:line-break/></text:span><text:span text:style-name="T1">dzie</text:span><text:span text:style-name="T2">łem</text:span><text:span text:style-name="T1"> są Twych rąk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Pocie</text:span><text:span text:style-name="T2">szy</text:span><text:span text:style-name="T1">cie</text:span><text:span text:style-name="T2">lem</text:span><text:span text:style-name="T1"> jesteś zwan</text:span><text:span text:style-name="T1"><text:line-break/></text:span><text:span text:style-name="T1">i Najwyższe</text:span><text:span text:style-name="T2">go</text:span><text:span text:style-name="T1"> Boga Dar,</text:span><text:span text:style-name="T1"><text:line-break/></text:span><text:span text:style-name="T1">Tyś </text:span><text:span text:style-name="T2">Na</text:span><text:span text:style-name="T1">m</text:span><text:span text:style-name="T2">a</text:span><text:span text:style-name="T1">sz</text:span><text:span text:style-name="T2">cze</text:span><text:span text:style-name="T1">ni</text:span><text:span text:style-name="T2">em</text:span><text:span text:style-name="T1"><text:line-break/></text:span><text:span text:style-name="T1">naszych dusz,</text:span><text:span text:style-name="T1"><text:line-break/></text:span><text:span text:style-name="T1">Zdr</text:span><text:span text:style-name="T2">ój</text:span><text:span text:style-name="T1"> Ży</text:span><text:span text:style-name="T2">wy</text:span><text:span text:style-name="T1">,</text:span><text:span text:style-name="T1"><text:line-break/></text:span><text:span text:style-name="T1">Mił</text:span><text:span text:style-name="T2">ość</text:span><text:span text:style-name="T1">, Ognia Ża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3. Ty darz</text:span><text:span text:style-name="T2">ysz</text:span><text:span text:style-name="T1"> łask</text:span><text:span text:style-name="T2">ą</text:span><text:span text:style-name="T1"><text:line-break/></text:span><text:span text:style-name="T1">siedmiokroć,</text:span><text:span text:style-name="T1"><text:line-break/></text:span><text:span text:style-name="T1">bo Moc z prawic</text:span><text:span text:style-name="T2">y</text:span><text:span text:style-name="T1"> Ojca masz,</text:span><text:span text:style-name="T1"><text:line-break/></text:span><text:span text:style-name="T1">przez </text:span><text:span text:style-name="T2">O</text:span><text:span text:style-name="T1">jc</text:span><text:span text:style-name="T2">a</text:span><text:span text:style-name="T1"> </text:span><text:span text:style-name="T2">obie</text:span><text:span text:style-name="T1">cany nam,</text:span><text:span text:style-name="T1"><text:line-break/></text:span><text:span text:style-name="T2">mo</text:span><text:span text:style-name="T1">wą wz</text:span><text:span text:style-name="T2">bo</text:span><text:span text:style-name="T1">gac</text:span><text:span text:style-name="T2">asz</text:span><text:span text:style-name="T1"> język nasz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4. Światłem</text:span><text:span text:style-name="T1"><text:line-break/></text:span><text:span text:style-name="T2">ro</text:span><text:span text:style-name="T1">zjaś</text:span><text:span text:style-name="T2">nij</text:span><text:span text:style-name="T1"> naszą myśl,</text:span><text:span text:style-name="T1"><text:line-break/></text:span><text:span text:style-name="T1">w serca nam</text:span><text:span text:style-name="T1"><text:line-break/></text:span><text:span text:style-name="T1">mił</text:span><text:span text:style-name="T2">ość</text:span><text:span text:style-name="T1"> świętą wlej,</text:span><text:span text:style-name="T1"><text:line-break/></text:span><text:span text:style-name="T1">i w</text:span><text:span text:style-name="T2">ą</text:span><text:span text:style-name="T1">tł</text:span><text:span text:style-name="T2">ą</text:span><text:span text:style-name="T1"> sł</text:span><text:span text:style-name="T2">a</text:span><text:span text:style-name="T1">b</text:span><text:span text:style-name="T2">o</text:span><text:span text:style-name="T1">ść naszych ciał</text:span><text:span text:style-name="T1"><text:line-break/></text:span><text:span text:style-name="T1">p</text:span><text:span text:style-name="T2">o</text:span><text:span text:style-name="T1">krzep st</text:span><text:span text:style-name="T2">a</text:span><text:span text:style-name="T1">łości</text:span><text:span text:style-name="T2">ą</text:span><text:span text:style-name="T1"> Mocy Swe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5. Nieprzy</text:span><text:span text:style-name="T2">ja</text:span><text:span text:style-name="T1">ciel</text:span><text:span text:style-name="T2">a</text:span><text:span text:style-name="T1"> odpędź w dal</text:span><text:span text:style-name="T1"><text:line-break/></text:span><text:span text:style-name="T1">i Twym poko</text:span><text:span text:style-name="T2">jem</text:span><text:span text:style-name="T1"> obdarz wraz.</text:span><text:span text:style-name="T1"><text:line-break/></text:span><text:span text:style-name="T1">Niech w dr</text:span><text:span text:style-name="T2">o</text:span><text:span text:style-name="T1">dz</text:span><text:span text:style-name="T2">e</text:span><text:span text:style-name="T1"><text:line-break/></text:span><text:span text:style-name="T1">z</text:span><text:span text:style-name="T2">a</text:span><text:span text:style-name="T1"> prz</text:span><text:span text:style-name="T2">e</text:span><text:span text:style-name="T1">wodem Twym</text:span><text:span text:style-name="T1"><text:line-break/></text:span><text:span text:style-name="T2">mi</text:span><text:span text:style-name="T1">niem</text:span><text:span text:style-name="T2">y</text:span><text:span text:style-name="T1"> zło, </text:span><text:span text:style-name="T2">co</text:span><text:span text:style-name="T1"> kusi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3" draw:text-style-name="P2" draw:layer="layout" svg:width="28cm" svg:height="21.003cm" svg:x="-0.001cm" svg:y="-0.003cm" presentation:class="title" presentation:user-transformed="true">
          <draw:text-box>
            <text:p text:style-name="P1"><text:span text:style-name="T1">6. Daj nam prz</text:span><text:span text:style-name="T2">e</text:span><text:span text:style-name="T1">z Ciebi</text:span><text:span text:style-name="T2">e</text:span><text:span text:style-name="T1"><text:line-break/></text:span><text:span text:style-name="T1">Ojca znać,</text:span><text:span text:style-name="T1"><text:line-break/></text:span><text:span text:style-name="T1">daj, by i Syn p</text:span><text:span text:style-name="T2">o</text:span><text:span text:style-name="T1">znany był,</text:span><text:span text:style-name="T1"><text:line-break/></text:span><text:span text:style-name="T1">i Ci</text:span><text:span text:style-name="T2">e</text:span><text:span text:style-name="T1">bi</text:span><text:span text:style-name="T2">e</text:span><text:span text:style-name="T1">,</text:span><text:span text:style-name="T1"><text:line-break/></text:span><text:span text:style-name="T1">J</text:span><text:span text:style-name="T2">e</text:span><text:span text:style-name="T1">dn</text:span><text:span text:style-name="T2">o</text:span><text:span text:style-name="T1"> Tchnienie Dwóch,</text:span><text:span text:style-name="T1"><text:line-break/></text:span><text:span text:style-name="T1">ni</text:span><text:span text:style-name="T2">e</text:span><text:span text:style-name="T1">ch wyzn</text:span><text:span text:style-name="T2">a</text:span><text:span text:style-name="T1">jem</text:span><text:span text:style-name="T2">y</text:span><text:span text:style-name="T1"><text:line-break/></text:span><text:span text:style-name="T1">z wszystkich sił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7. Niech Bogu Ojcu</text:span><text:span text:style-name="T1"><text:line-break/></text:span><text:span text:style-name="T1">chwała brzmi,</text:span><text:span text:style-name="T1"><text:line-break/></text:span><text:span text:style-name="T1">Synowi,</text:span><text:span text:style-name="T1"><text:line-break/></text:span><text:span text:style-name="T1">który zmartwychwstał,</text:span><text:span text:style-name="T1"><text:line-break/></text:span><text:span text:style-name="T1">i Temu, co pociesza nas,</text:span><text:span text:style-name="T1"><text:line-break/></text:span><text:span text:style-name="T1">niech hołd wieczystych</text:span><text:span text:style-name="T1"><text:line-break/></text:span><text:span text:style-name="T1">płynie chwał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1"><text:span text:style-name="T1">Am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pl" fo:country="PL" style:font-size-asian="24pt" style:language-asian="none" style:country-asian="non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0.4$Windows_x86 LibreOffice_project/89ea49ddacd9aa532507cbf852f2bb22b1ace28</meta:generator>
    <meta:creation-date>2006-11-06T18:19:10</meta:creation-date>
    <dc:date>2013-08-15T13:41:44.424000000</dc:date>
    <dc:language>pl-PL</dc:language>
    <meta:editing-cycles>11</meta:editing-cycles>
    <meta:editing-duration>PT27M50S</meta:editing-duration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